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9685cm"/>
    </style:style>
    <style:style style:name="co3" style:family="table-column">
      <style:table-column-properties fo:break-before="auto" style:column-width="4.0851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1" table:number-rows-spanned="10" table:style-name="ce6">
            <text:p>Perfumes</text:p>
          </table:table-cell>
          <table:table-cell office:value-type="string" table:style-name="ce4">
            <text:p>id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5">
            <text:p>title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5">
            <text:p>gender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5">
            <text:p>fragrance_top_notes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5">
            <text:p>fragrance_middle_notes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5">
            <text:p>fragrance_base_notes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5">
            <text:p>description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5">
            <text:p>price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5">
            <text:p>volume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7">
            <text:p>brand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1" table:number-rows-spanned="5" table:style-name="ce3">
            <text:p>Users</text:p>
          </table:table-cell>
          <table:table-cell office:value-type="string" table:style-name="ce2">
            <text:p>id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2">
            <text:p>name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2">
            <text:p>password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2">
            <text:p>email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2">
            <text:p>isAdmin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1" table:number-rows-spanned="7" table:style-name="ce3">
            <text:p>Orders</text:p>
          </table:table-cell>
          <table:table-cell office:value-type="string" table:style-name="ce2">
            <text:p>id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2">
            <text:p>date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2">
            <text:p>total_price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2">
            <text:p>user_id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2">
            <text:p>city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2">
            <text:p>address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2">
            <text:p>phone_number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1" table:number-rows-spanned="3" table:style-name="ce3">
            <text:p>OrderItems</text:p>
          </table:table-cell>
          <table:table-cell office:value-type="string" table:style-name="ce2">
            <text:p>id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2">
            <text:p>quantity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2">
            <text:p>perfume_id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1" table:number-rows-spanned="6" table:style-name="ce3">
            <text:p>Reviews</text:p>
          </table:table-cell>
          <table:table-cell office:value-type="string" table:style-name="ce2">
            <text:p>id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2">
            <text:p>author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2">
            <text:p>message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2">
            <text:p>date(today())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2">
            <text:p>rating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2">
            <text:p>perfume_id</text:p>
          </table:table-cell>
          <table:table-cell table:number-columns-repeated="16381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User</meta:initial-creator>
    <dc:creator>User</dc:creator>
    <meta:creation-date>2023-03-17T07:16:18Z</meta:creation-date>
    <dc:date>2023-03-18T17:56:55Z</dc:date>
  </office:meta>
</office:document-meta>
</file>